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0134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 style:data-style-name="N141">
      <style:table-cell-properties fo:border="0.74pt solid #000000"/>
    </style:style>
    <style:style style:name="ce5" style:family="table-cell" style:parent-style-name="Default" style:data-style-name="N141">
      <style:table-cell-properties fo:background-color="#eeeeee" fo:border="0.74pt solid #000000"/>
    </style:style>
    <style:style style:name="ce6" style:family="table-cell" style:parent-style-name="Default" style:data-style-name="N131">
      <style:table-cell-properties fo:border="0.74pt solid #000000"/>
    </style:style>
    <style:style style:name="ce7" style:family="table-cell" style:parent-style-name="Default" style:data-style-name="N131">
      <style:table-cell-properties fo:background-color="#eeeeee" fo:border="0.74pt solid #000000"/>
    </style:style>
    <style:style style:name="ce8" style:family="table-cell" style:parent-style-name="Default" style:data-style-name="N10">
      <style:table-cell-properties fo:border="0.74pt solid #000000"/>
    </style:style>
    <style:style style:name="ce9" style:family="table-cell" style:parent-style-name="Default" style:data-style-name="N10">
      <style:table-cell-properties fo:background-color="#eeeeee" fo:border="0.74pt solid #000000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fo:background-color="#eeeeee" fo:border="0.74pt solid #000000"/>
    </style:style>
    <style:style style:name="ce12" style:family="table-cell" style:parent-style-name="Default" style:data-style-name="N140">
      <style:table-cell-properties fo:border="0.74pt solid #000000"/>
    </style:style>
    <style:style style:name="ce13" style:family="table-cell" style:parent-style-name="Default" style:data-style-name="N140">
      <style:table-cell-properties fo:background-color="#eeeeee" fo:border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6" style:family="table-cell" style:parent-style-name="Default" style:data-style-name="N139">
      <style:table-cell-properties fo:border="0.74pt solid #000000"/>
    </style:style>
    <style:style style:name="ce17" style:family="table-cell" style:parent-style-name="Default" style:data-style-name="N139">
      <style:table-cell-properties fo:background-color="#eeeeee" fo:border="0.74pt solid #000000"/>
    </style:style>
    <style:style style:name="ce18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in"/>
    </style:style>
  </office:automatic-styles>
  <office:body>
    <office:spreadsheet>
      <table:table table:name="Full Results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4" table:default-cell-style-name="ce2"/>
        <table:table-column table:style-name="co2" table:number-columns-repeated="2" table:default-cell-style-name="ce6"/>
        <table:table-column table:style-name="co3" table:default-cell-style-name="ce8"/>
        <table:table-column table:style-name="co2" table:number-columns-repeated="2" table:default-cell-style-name="ce10"/>
        <table:table-column table:style-name="co2" table:default-cell-style-name="ce12"/>
        <table:table-column table:style-name="co4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thenagraj</text:p>
          </table:table-cell>
          <table:table-cell table:number-columns-repeated="2" office:value-type="float" office:value="978.933903617027" calcext:value-type="float">
            <text:p>978.9</text:p>
          </table:table-cell>
          <table:table-cell office:value-type="float" office:value="1185.82068940611" calcext:value-type="float">
            <text:p>118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233091561799745" calcext:value-type="percentage">
            <text:p>23.3%</text:p>
          </table:table-cell>
          <table:table-cell office:value-type="percentage" office:value="0.75" calcext:value-type="percentage">
            <text:p>75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3.21761969506363" calcext:value-type="float">
            <text:p>3.22</text:p>
          </table:table-cell>
          <table:table-cell office:value-type="float" office:value="0.409247939738001" calcext:value-type="float">
            <text:p>0.409</text:p>
          </table:table-cell>
          <table:table-cell office:value-type="float" office:value="1045.09818370666" calcext:value-type="float">
            <text:p>1045.1</text:p>
          </table:table-cell>
        </table:table-row>
        <table:table-row table:style-name="ro2">
          <table:table-cell table:style-name="ce3" office:value-type="string" calcext:value-type="string">
            <text:p>Hydur</text:p>
          </table:table-cell>
          <table:table-cell table:number-columns-repeated="2" table:style-name="ce5" office:value-type="float" office:value="1831.957034392" calcext:value-type="float">
            <text:p>1832.0</text:p>
          </table:table-cell>
          <table:table-cell table:style-name="ce5" office:value-type="float" office:value="1847.60994410579" calcext:value-type="float">
            <text:p>1847.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77488880697392" calcext:value-type="percentage">
            <text:p>47.7%</text:p>
          </table:table-cell>
          <table:table-cell table:style-name="ce7" office:value-type="percentage" office:value="1" calcext:value-type="percentage">
            <text:p>10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2.09428960636624" calcext:value-type="float">
            <text:p>2.09</text:p>
          </table:table-cell>
          <table:table-cell table:style-name="ce13" office:value-type="float" office:value="0.765858286492412" calcext:value-type="float">
            <text:p>0.766</text:p>
          </table:table-cell>
          <table:table-cell table:style-name="ce5" office:value-type="float" office:value="1898.83845766273" calcext:value-type="float">
            <text:p>1898.8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table:number-columns-repeated="2" office:value-type="float" office:value="1212.19061918541" calcext:value-type="float">
            <text:p>1212.2</text:p>
          </table:table-cell>
          <table:table-cell office:value-type="float" office:value="1229.2388134487" calcext:value-type="float">
            <text:p>1229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75485348014764" calcext:value-type="percentage">
            <text:p>47.5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1.68249138136463" calcext:value-type="float">
            <text:p>1.68</text:p>
          </table:table-cell>
          <table:table-cell office:value-type="float" office:value="0.506762010834837" calcext:value-type="float">
            <text:p>0.507</text:p>
          </table:table-cell>
          <table:table-cell office:value-type="float" office:value="1264.11296350305" calcext:value-type="float">
            <text:p>1264.1</text:p>
          </table:table-cell>
        </table:table-row>
        <table:table-row table:style-name="ro2">
          <table:table-cell table:style-name="ce3" office:value-type="string" calcext:value-type="string">
            <text:p>AngelR</text:p>
          </table:table-cell>
          <table:table-cell table:number-columns-repeated="2" table:style-name="ce5" office:value-type="float" office:value="2392.03135449805" calcext:value-type="float">
            <text:p>2392.0</text:p>
          </table:table-cell>
          <table:table-cell table:style-name="ce5" office:value-type="float" office:value="2287.72408041715" calcext:value-type="float">
            <text:p>2287.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645757178947459" calcext:value-type="percentage">
            <text:p>64.6%</text:p>
          </table:table-cell>
          <table:table-cell table:style-name="ce7" office:value-type="percentage" office:value="1" calcext:value-type="percentage">
            <text:p>10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1.54856969864421" calcext:value-type="float">
            <text:p>1.55</text:p>
          </table:table-cell>
          <table:table-cell table:style-name="ce13" office:value-type="float" office:value="1" calcext:value-type="float">
            <text:p>1.000</text:p>
          </table:table-cell>
          <table:table-cell table:style-name="ce5" office:value-type="float" office:value="2437.37443559278" calcext:value-type="float">
            <text:p>2437.4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18.95123258504" calcext:value-type="float">
            <text:p>1519.0</text:p>
          </table:table-cell>
          <table:table-cell office:value-type="float" office:value="1502.64823348324" calcext:value-type="float">
            <text:p>1502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23444697031408" calcext:value-type="percentage">
            <text:p>52.3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1.52833719500266" calcext:value-type="float">
            <text:p>1.53</text:p>
          </table:table-cell>
          <table:table-cell office:value-type="float" office:value="0.635004733415704" calcext:value-type="float">
            <text:p>0.635</text:p>
          </table:table-cell>
          <table:table-cell office:value-type="float" office:value="1563.20008106001" calcext:value-type="float">
            <text:p>1563.2</text:p>
          </table:table-cell>
        </table:table-row>
        <table:table-row table:style-name="ro2">
          <table:table-cell table:style-name="ce3" office:value-type="string" calcext:value-type="string">
            <text:p>Banana Philosopher</text:p>
          </table:table-cell>
          <table:table-cell table:number-columns-repeated="2" table:style-name="ce5" office:value-type="float" office:value="1302.12469734719" calcext:value-type="float">
            <text:p>1302.1</text:p>
          </table:table-cell>
          <table:table-cell table:style-name="ce5" office:value-type="float" office:value="1338.53510285945" calcext:value-type="float">
            <text:p>1338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47792199204928" calcext:value-type="percentage">
            <text:p>44.8%</text:p>
          </table:table-cell>
          <table:table-cell table:style-name="ce7" office:value-type="percentage" office:value="0.666666666666667" calcext:value-type="percentage">
            <text:p>66.7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1.48878579807857" calcext:value-type="float">
            <text:p>1.49</text:p>
          </table:table-cell>
          <table:table-cell table:style-name="ce13" office:value-type="float" office:value="0.544359376769303" calcext:value-type="float">
            <text:p>0.544</text:p>
          </table:table-cell>
          <table:table-cell table:style-name="ce5" office:value-type="float" office:value="1344.14859509984" calcext:value-type="float">
            <text:p>1344.1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90.80467407395" calcext:value-type="float">
            <text:p>1690.8</text:p>
          </table:table-cell>
          <table:table-cell office:value-type="float" office:value="1717.61386269097" calcext:value-type="float">
            <text:p>1717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61494867489143" calcext:value-type="percentage">
            <text:p>46.1%</text:p>
          </table:table-cell>
          <table:table-cell office:value-type="percentage" office:value="0.666666666666667" calcext:value-type="percentage">
            <text:p>66.7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1.44458089056072" calcext:value-type="float">
            <text:p>1.44</text:p>
          </table:table-cell>
          <table:table-cell office:value-type="float" office:value="0.706848875912311" calcext:value-type="float">
            <text:p>0.707</text:p>
          </table:table-cell>
          <table:table-cell office:value-type="float" office:value="1730.19765951603" calcext:value-type="float">
            <text:p>1730.2</text:p>
          </table:table-cell>
        </table:table-row>
        <table:table-row table:style-name="ro2">
          <table:table-cell table:style-name="ce3" office:value-type="string" calcext:value-type="string">
            <text:p>Belkross</text:p>
          </table:table-cell>
          <table:table-cell table:number-columns-repeated="2" table:style-name="ce5" office:value-type="float" office:value="1273.01932493414" calcext:value-type="float">
            <text:p>1273.0</text:p>
          </table:table-cell>
          <table:table-cell table:style-name="ce5" office:value-type="float" office:value="1282.59723745172" calcext:value-type="float">
            <text:p>1282.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86219766535582" calcext:value-type="percentage">
            <text:p>48.6%</text:p>
          </table:table-cell>
          <table:table-cell table:style-name="ce7" office:value-type="percentage" office:value="0.666666666666667" calcext:value-type="percentage">
            <text:p>66.7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1.37112209858683" calcext:value-type="float">
            <text:p>1.37</text:p>
          </table:table-cell>
          <table:table-cell table:style-name="ce13" office:value-type="float" office:value="0.532191738431988" calcext:value-type="float">
            <text:p>0.532</text:p>
          </table:table-cell>
          <table:table-cell table:style-name="ce5" office:value-type="float" office:value="1307.66512975931" calcext:value-type="float">
            <text:p>1307.7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208.0733325917" calcext:value-type="float">
            <text:p>1208.1</text:p>
          </table:table-cell>
          <table:table-cell office:value-type="float" office:value="1139.13586885976" calcext:value-type="float">
            <text:p>1139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97927224085812" calcext:value-type="percentage">
            <text:p>59.8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1.33795546978672" calcext:value-type="float">
            <text:p>1.34</text:p>
          </table:table-cell>
          <table:table-cell office:value-type="float" office:value="0.505040759737535" calcext:value-type="float">
            <text:p>0.505</text:p>
          </table:table-cell>
          <table:table-cell office:value-type="float" office:value="1240.40497673797" calcext:value-type="float">
            <text:p>1240.4</text:p>
          </table:table-cell>
        </table:table-row>
        <table:table-row table:style-name="ro2">
          <table:table-cell table:style-name="ce3" office:value-type="string" calcext:value-type="string">
            <text:p>PL_Hitorek</text:p>
          </table:table-cell>
          <table:table-cell table:number-columns-repeated="2" table:style-name="ce5" office:value-type="float" office:value="1960.10243681951" calcext:value-type="float">
            <text:p>1960.1</text:p>
          </table:table-cell>
          <table:table-cell table:style-name="ce5" office:value-type="float" office:value="1975.7603986211" calcext:value-type="float">
            <text:p>1975.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77481624900755" calcext:value-type="percentage">
            <text:p>47.7%</text:p>
          </table:table-cell>
          <table:table-cell table:style-name="ce7" office:value-type="percentage" office:value="0.6" calcext:value-type="percentage">
            <text:p>6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1.25659285867746" calcext:value-type="float">
            <text:p>1.26</text:p>
          </table:table-cell>
          <table:table-cell table:style-name="ce13" office:value-type="float" office:value="0.819430076923395" calcext:value-type="float">
            <text:p>0.819</text:p>
          </table:table-cell>
          <table:table-cell table:style-name="ce5" office:value-type="float" office:value="1979.70537683539" calcext:value-type="float">
            <text:p>1979.7</text:p>
          </table:table-cell>
        </table:table-row>
        <table:table-row table:style-name="ro2">
          <table:table-cell office:value-type="string" calcext:value-type="string">
            <text:p>Empire</text:p>
          </table:table-cell>
          <table:table-cell table:number-columns-repeated="2" office:value-type="float" office:value="1626.54008968689" calcext:value-type="float">
            <text:p>1626.5</text:p>
          </table:table-cell>
          <table:table-cell office:value-type="float" office:value="1594.68527367644" calcext:value-type="float">
            <text:p>1594.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45714740725643" calcext:value-type="percentage">
            <text:p>54.6%</text:p>
          </table:table-cell>
          <table:table-cell office:value-type="percentage" office:value="0.666666666666667" calcext:value-type="percentage">
            <text:p>66.7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1.22163947006488" calcext:value-type="float">
            <text:p>1.22</text:p>
          </table:table-cell>
          <table:table-cell office:value-type="float" office:value="0.679982763030382" calcext:value-type="float">
            <text:p>0.680</text:p>
          </table:table-cell>
          <table:table-cell office:value-type="float" office:value="1649.76285946757" calcext:value-type="float">
            <text:p>1649.8</text:p>
          </table:table-cell>
        </table:table-row>
        <table:table-row table:style-name="ro2">
          <table:table-cell table:style-name="ce3" office:value-type="string" calcext:value-type="string">
            <text:p>e1sTea</text:p>
          </table:table-cell>
          <table:table-cell table:number-columns-repeated="2" table:style-name="ce5" office:value-type="float" office:value="2108.69515955763" calcext:value-type="float">
            <text:p>2108.7</text:p>
          </table:table-cell>
          <table:table-cell table:style-name="ce5" office:value-type="float" office:value="2158.54692014141" calcext:value-type="float">
            <text:p>2158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28745871031507" calcext:value-type="percentage">
            <text:p>42.9%</text:p>
          </table:table-cell>
          <table:table-cell table:style-name="ce7" office:value-type="percentage" office:value="0.5" calcext:value-type="percentage">
            <text:p>5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1.16619198873464" calcext:value-type="float">
            <text:p>1.17</text:p>
          </table:table-cell>
          <table:table-cell table:style-name="ce13" office:value-type="float" office:value="0.881549966137515" calcext:value-type="float">
            <text:p>0.882</text:p>
          </table:table-cell>
          <table:table-cell table:style-name="ce5" office:value-type="float" office:value="2117.8156880656" calcext:value-type="float">
            <text:p>2117.8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26.78167520979" calcext:value-type="float">
            <text:p>1526.8</text:p>
          </table:table-cell>
          <table:table-cell office:value-type="float" office:value="1573.34058095769" calcext:value-type="float">
            <text:p>1573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33394571189954" calcext:value-type="percentage">
            <text:p>43.3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1.15368311750461" calcext:value-type="float">
            <text:p>1.15</text:p>
          </table:table-cell>
          <table:table-cell office:value-type="float" office:value="0.638278286920772" calcext:value-type="float">
            <text:p>0.638</text:p>
          </table:table-cell>
          <table:table-cell office:value-type="float" office:value="1539.56991754132" calcext:value-type="float">
            <text:p>1539.6</text:p>
          </table:table-cell>
        </table:table-row>
        <table:table-row table:style-name="ro2">
          <table:table-cell table:style-name="ce3" office:value-type="string" calcext:value-type="string">
            <text:p>kiritastrich </text:p>
          </table:table-cell>
          <table:table-cell table:number-columns-repeated="2" table:style-name="ce5" office:value-type="float" office:value="1867.88870083764" calcext:value-type="float">
            <text:p>1867.9</text:p>
          </table:table-cell>
          <table:table-cell table:style-name="ce5" office:value-type="float" office:value="1904.40218265487" calcext:value-type="float">
            <text:p>1904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percentage" office:value="0.447645482307607" calcext:value-type="percentage">
            <text:p>44.8%</text:p>
          </table:table-cell>
          <table:table-cell table:style-name="ce7" office:value-type="percentage" office:value="0.666666666666667" calcext:value-type="percentage">
            <text:p>66.7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11" office:value-type="float" office:value="1.48927375125067" calcext:value-type="float">
            <text:p>1.49</text:p>
          </table:table-cell>
          <table:table-cell table:style-name="ce11" office:value-type="float" office:value="1.11695531343801" calcext:value-type="float">
            <text:p>1.12</text:p>
          </table:table-cell>
          <table:table-cell table:style-name="ce13" office:value-type="float" office:value="0.780879689275479" calcext:value-type="float">
            <text:p>0.781</text:p>
          </table:table-cell>
          <table:table-cell table:style-name="ce5" office:value-type="float" office:value="1888.91473453611" calcext:value-type="float">
            <text:p>1888.9</text:p>
          </table:table-cell>
        </table:table-row>
        <table:table-row table:style-name="ro2">
          <table:table-cell office:value-type="string" calcext:value-type="string">
            <text:p>Jskillz</text:p>
          </table:table-cell>
          <table:table-cell table:number-columns-repeated="2" office:value-type="float" office:value="1772.63885323884" calcext:value-type="float">
            <text:p>1772.6</text:p>
          </table:table-cell>
          <table:table-cell office:value-type="float" office:value="1739.96285652171" calcext:value-type="float">
            <text:p>1740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46886380525716" calcext:value-type="percentage">
            <text:p>54.7%</text:p>
          </table:table-cell>
          <table:table-cell office:value-type="percentage" office:value="0.6" calcext:value-type="percentage">
            <text:p>6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1.09712002596083" calcext:value-type="float">
            <text:p>1.10</text:p>
          </table:table-cell>
          <table:table-cell office:value-type="float" office:value="0.741060040833292" calcext:value-type="float">
            <text:p>0.741</text:p>
          </table:table-cell>
          <table:table-cell office:value-type="float" office:value="1781.13703235473" calcext:value-type="float">
            <text:p>1781.1</text:p>
          </table:table-cell>
        </table:table-row>
        <table:table-row table:style-name="ro2">
          <table:table-cell table:style-name="ce3" office:value-type="string" calcext:value-type="string">
            <text:p>benderandchill</text:p>
          </table:table-cell>
          <table:table-cell table:number-columns-repeated="2" table:style-name="ce5" office:value-type="float" office:value="1473.97056156076" calcext:value-type="float">
            <text:p>1474.0</text:p>
          </table:table-cell>
          <table:table-cell table:style-name="ce5" office:value-type="float" office:value="1475.63704946289" calcext:value-type="float">
            <text:p>1475.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9760174951628" calcext:value-type="percentage">
            <text:p>49.8%</text:p>
          </table:table-cell>
          <table:table-cell table:style-name="ce7" office:value-type="percentage" office:value="0.5" calcext:value-type="percentage">
            <text:p>5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1.00481961827114" calcext:value-type="float">
            <text:p>1.00</text:p>
          </table:table-cell>
          <table:table-cell table:style-name="ce13" office:value-type="float" office:value="0.616200351550183" calcext:value-type="float">
            <text:p>0.616</text:p>
          </table:table-cell>
          <table:table-cell table:style-name="ce5" office:value-type="float" office:value="1474.43102565363" calcext:value-type="float">
            <text:p>1474.4</text:p>
          </table:table-cell>
        </table:table-row>
        <table:table-row table:style-name="ro2">
          <table:table-cell office:value-type="string" calcext:value-type="string">
            <text:p>Qeetsa</text:p>
          </table:table-cell>
          <table:table-cell table:number-columns-repeated="2" office:value-type="float" office:value="1808.08266354817" calcext:value-type="float">
            <text:p>1808.1</text:p>
          </table:table-cell>
          <table:table-cell office:value-type="float" office:value="1793.7454322868" calcext:value-type="float">
            <text:p>1793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20621230584523" calcext:value-type="percentage">
            <text:p>52.1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0.960391107059982" calcext:value-type="float">
            <text:p>0.96</text:p>
          </table:table-cell>
          <table:table-cell office:value-type="float" office:value="0.755877493055513" calcext:value-type="float">
            <text:p>0.756</text:p>
          </table:table-cell>
          <table:table-cell office:value-type="float" office:value="1805.44314603335" calcext:value-type="float">
            <text:p>1805.4</text:p>
          </table:table-cell>
        </table:table-row>
        <table:table-row table:style-name="ro2">
          <table:table-cell table:style-name="ce3" office:value-type="string" calcext:value-type="string">
            <text:p>__oladushek</text:p>
          </table:table-cell>
          <table:table-cell table:number-columns-repeated="2" table:style-name="ce5" office:value-type="float" office:value="2080.70747150569" calcext:value-type="float">
            <text:p>2080.7</text:p>
          </table:table-cell>
          <table:table-cell table:style-name="ce5" office:value-type="float" office:value="2061.42947001292" calcext:value-type="float">
            <text:p>2061.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27714837706046" calcext:value-type="percentage">
            <text:p>52.8%</text:p>
          </table:table-cell>
          <table:table-cell table:style-name="ce7" office:value-type="percentage" office:value="0.5" calcext:value-type="percentage">
            <text:p>5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0.947481412827956" calcext:value-type="float">
            <text:p>0.95</text:p>
          </table:table-cell>
          <table:table-cell table:style-name="ce13" office:value-type="float" office:value="0.869849581023703" calcext:value-type="float">
            <text:p>0.870</text:p>
          </table:table-cell>
          <table:table-cell table:style-name="ce5" office:value-type="float" office:value="2077.15997227932" calcext:value-type="float">
            <text:p>2077.2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number-columns-repeated="2" office:value-type="float" office:value="1520.14107222848" calcext:value-type="float">
            <text:p>1520.1</text:p>
          </table:table-cell>
          <table:table-cell office:value-type="float" office:value="1500.37611838527" calcext:value-type="float">
            <text:p>1500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28413410629174" calcext:value-type="percentage">
            <text:p>52.8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0.946228823762549" calcext:value-type="float">
            <text:p>0.95</text:p>
          </table:table-cell>
          <table:table-cell office:value-type="float" office:value="0.635502151495615" calcext:value-type="float">
            <text:p>0.636</text:p>
          </table:table-cell>
          <table:table-cell office:value-type="float" office:value="1514.68569738768" calcext:value-type="float">
            <text:p>1514.7</text:p>
          </table:table-cell>
        </table:table-row>
        <table:table-row table:style-name="ro2">
          <table:table-cell table:style-name="ce3" office:value-type="string" calcext:value-type="string">
            <text:p>leonovoo</text:p>
          </table:table-cell>
          <table:table-cell table:number-columns-repeated="2" table:style-name="ce5" office:value-type="float" office:value="1904.40218265487" calcext:value-type="float">
            <text:p>1904.4</text:p>
          </table:table-cell>
          <table:table-cell table:style-name="ce5" office:value-type="float" office:value="1953.01620910486" calcext:value-type="float">
            <text:p>1953.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30491818087582" calcext:value-type="percentage">
            <text:p>43.0%</text:p>
          </table:table-cell>
          <table:table-cell table:style-name="ce7" office:value-type="percentage" office:value="0.4" calcext:value-type="percentage">
            <text:p>4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0.92916980809754" calcext:value-type="float">
            <text:p>0.93</text:p>
          </table:table-cell>
          <table:table-cell table:style-name="ce13" office:value-type="float" office:value="0.796144322721261" calcext:value-type="float">
            <text:p>0.796</text:p>
          </table:table-cell>
          <table:table-cell table:style-name="ce5" office:value-type="float" office:value="1899.52349176086" calcext:value-type="float">
            <text:p>1899.5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table:number-columns-repeated="2" office:value-type="float" office:value="1472.94911885197" calcext:value-type="float">
            <text:p>1472.9</text:p>
          </table:table-cell>
          <table:table-cell office:value-type="float" office:value="1435.97754415154" calcext:value-type="float">
            <text:p>1436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53006447972171" calcext:value-type="percentage">
            <text:p>55.3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0.904148589647478" calcext:value-type="float">
            <text:p>0.90</text:p>
          </table:table-cell>
          <table:table-cell office:value-type="float" office:value="0.615773332603768" calcext:value-type="float">
            <text:p>0.616</text:p>
          </table:table-cell>
          <table:table-cell office:value-type="float" office:value="1466.16429351153" calcext:value-type="float">
            <text:p>1466.2</text:p>
          </table:table-cell>
        </table:table-row>
        <table:table-row table:style-name="ro2">
          <table:table-cell table:style-name="ce3" office:value-type="string" calcext:value-type="string">
            <text:p>ajeomar</text:p>
          </table:table-cell>
          <table:table-cell table:number-columns-repeated="2" table:style-name="ce5" office:value-type="float" office:value="1431.13302669731" calcext:value-type="float">
            <text:p>1431.1</text:p>
          </table:table-cell>
          <table:table-cell table:style-name="ce5" office:value-type="float" office:value="1388.04762945397" calcext:value-type="float">
            <text:p>1388.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61688968408781" calcext:value-type="percentage">
            <text:p>56.2%</text:p>
          </table:table-cell>
          <table:table-cell table:style-name="ce7" office:value-type="percentage" office:value="0.5" calcext:value-type="percentage">
            <text:p>5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0.890172369623814" calcext:value-type="float">
            <text:p>0.89</text:p>
          </table:table-cell>
          <table:table-cell table:style-name="ce13" office:value-type="float" office:value="0.598291917873971" calcext:value-type="float">
            <text:p>0.598</text:p>
          </table:table-cell>
          <table:table-cell table:style-name="ce5" office:value-type="float" office:value="1419.28874476282" calcext:value-type="float">
            <text:p>1419.3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356.99140346332" calcext:value-type="float">
            <text:p>2357.0</text:p>
          </table:table-cell>
          <table:table-cell office:value-type="float" office:value="2250.36325702784" calcext:value-type="float">
            <text:p>225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48807362108757" calcext:value-type="percentage">
            <text:p>64.9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0.770644769465774" calcext:value-type="float">
            <text:p>0.77</text:p>
          </table:table-cell>
          <table:table-cell office:value-type="float" office:value="0.985351383054056" calcext:value-type="float">
            <text:p>0.985</text:p>
          </table:table-cell>
          <table:table-cell office:value-type="float" office:value="2337.9440611134" calcext:value-type="float">
            <text:p>2337.9</text:p>
          </table:table-cell>
        </table:table-row>
        <table:table-row table:style-name="ro2">
          <table:table-cell table:style-name="ce3" office:value-type="string" calcext:value-type="string">
            <text:p>Midzumi</text:p>
          </table:table-cell>
          <table:table-cell table:number-columns-repeated="2" table:style-name="ce5" office:value-type="float" office:value="1522.44764323742" calcext:value-type="float">
            <text:p>1522.4</text:p>
          </table:table-cell>
          <table:table-cell table:style-name="ce5" office:value-type="float" office:value="1559.75773984727" calcext:value-type="float">
            <text:p>1559.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46511904940821" calcext:value-type="percentage">
            <text:p>44.7%</text:p>
          </table:table-cell>
          <table:table-cell table:style-name="ce7" office:value-type="percentage" office:value="0.333333333333333" calcext:value-type="percentage">
            <text:p>33.3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0.746527314602087" calcext:value-type="float">
            <text:p>0.75</text:p>
          </table:table-cell>
          <table:table-cell table:style-name="ce13" office:value-type="float" office:value="0.636466424394715" calcext:value-type="float">
            <text:p>0.636</text:p>
          </table:table-cell>
          <table:table-cell table:style-name="ce5" office:value-type="float" office:value="1500.71735748878" calcext:value-type="float">
            <text:p>1500.7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table:number-columns-repeated="2" office:value-type="float" office:value="1600.56424710951" calcext:value-type="float">
            <text:p>1600.6</text:p>
          </table:table-cell>
          <table:table-cell office:value-type="float" office:value="1564.08462181721" calcext:value-type="float">
            <text:p>1564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52306327947937" calcext:value-type="percentage">
            <text:p>55.2%</text:p>
          </table:table-cell>
          <table:table-cell office:value-type="percentage" office:value="0.4" calcext:value-type="percentage">
            <text:p>4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0.724235772358751" calcext:value-type="float">
            <text:p>0.72</text:p>
          </table:table-cell>
          <table:table-cell office:value-type="float" office:value="0.669123439414688" calcext:value-type="float">
            <text:p>0.669</text:p>
          </table:table-cell>
          <table:table-cell office:value-type="float" office:value="1576.19523463784" calcext:value-type="float">
            <text:p>1576.2</text:p>
          </table:table-cell>
        </table:table-row>
        <table:table-row table:style-name="ro2">
          <table:table-cell table:style-name="ce3" office:value-type="string" calcext:value-type="string">
            <text:p>JagWarrior</text:p>
          </table:table-cell>
          <table:table-cell table:number-columns-repeated="2" table:style-name="ce5" office:value-type="float" office:value="1662.58887214309" calcext:value-type="float">
            <text:p>1662.6</text:p>
          </table:table-cell>
          <table:table-cell table:style-name="ce5" office:value-type="float" office:value="1658.67238188042" calcext:value-type="float">
            <text:p>1658.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05636043836431" calcext:value-type="percentage">
            <text:p>50.6%</text:p>
          </table:table-cell>
          <table:table-cell table:style-name="ce7" office:value-type="percentage" office:value="0.333333333333333" calcext:value-type="percentage">
            <text:p>33.3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0.65923570401394" calcext:value-type="float">
            <text:p>0.66</text:p>
          </table:table-cell>
          <table:table-cell table:style-name="ce13" office:value-type="float" office:value="0.695053126714542" calcext:value-type="float">
            <text:p>0.695</text:p>
          </table:table-cell>
          <table:table-cell table:style-name="ce5" office:value-type="float" office:value="1629.5067517265" calcext:value-type="float">
            <text:p>1629.5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number-columns-repeated="2" office:value-type="float" office:value="2218.45675737098" calcext:value-type="float">
            <text:p>2218.5</text:p>
          </table:table-cell>
          <table:table-cell office:value-type="float" office:value="2236.36941300187" calcext:value-type="float">
            <text:p>2236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74244432605755" calcext:value-type="percentage">
            <text:p>47.4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0.52715431708152" calcext:value-type="float">
            <text:p>0.53</text:p>
          </table:table-cell>
          <table:table-cell office:value-type="float" office:value="0.927436320263664" calcext:value-type="float">
            <text:p>0.927</text:p>
          </table:table-cell>
          <table:table-cell office:value-type="float" office:value="2189.75346999744" calcext:value-type="float">
            <text:p>2189.8</text:p>
          </table:table-cell>
        </table:table-row>
        <table:table-row table:style-name="ro2">
          <table:table-cell table:style-name="ce3" office:value-type="string" calcext:value-type="string">
            <text:p>LoreDek</text:p>
          </table:table-cell>
          <table:table-cell table:number-columns-repeated="2" table:style-name="ce5" office:value-type="float" office:value="1755.53383018161" calcext:value-type="float">
            <text:p>1755.5</text:p>
          </table:table-cell>
          <table:table-cell table:style-name="ce5" office:value-type="float" office:value="1745.81651277133" calcext:value-type="float">
            <text:p>1745.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13980698617612" calcext:value-type="percentage">
            <text:p>51.4%</text:p>
          </table:table-cell>
          <table:table-cell table:style-name="ce7" office:value-type="percentage" office:value="0.25" calcext:value-type="percentage">
            <text:p>25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0.48639958790747" calcext:value-type="float">
            <text:p>0.49</text:p>
          </table:table-cell>
          <table:table-cell table:style-name="ce13" office:value-type="float" office:value="0.733909205195178" calcext:value-type="float">
            <text:p>0.734</text:p>
          </table:table-cell>
          <table:table-cell table:style-name="ce5" office:value-type="float" office:value="1721.74430075856" calcext:value-type="float">
            <text:p>1721.7</text:p>
          </table:table-cell>
        </table:table-row>
        <table:table-row table:style-name="ro2">
          <table:table-cell office:value-type="string" calcext:value-type="string">
            <text:p>Bo-FORCE</text:p>
          </table:table-cell>
          <table:table-cell table:number-columns-repeated="2" office:value-type="float" office:value="1887.13722466342" calcext:value-type="float">
            <text:p>1887.1</text:p>
          </table:table-cell>
          <table:table-cell office:value-type="float" office:value="1908.84427584851" calcext:value-type="float">
            <text:p>1908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68801625825096" calcext:value-type="percentage">
            <text:p>46.9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88926625528879" calcext:value-type="float">
            <text:p>0.789</text:p>
          </table:table-cell>
          <table:table-cell office:value-type="float" office:value="1812.1289645314" calcext:value-type="float">
            <text:p>1812.1</text:p>
          </table:table-cell>
        </table:table-row>
        <table:table-row table:style-name="ro2">
          <table:table-cell table:style-name="ce3" office:value-type="string" calcext:value-type="string">
            <text:p>PlushWerewolf</text:p>
          </table:table-cell>
          <table:table-cell table:number-columns-repeated="2" table:style-name="ce5" office:value-type="float" office:value="1353.00385571803" calcext:value-type="float">
            <text:p>1353.0</text:p>
          </table:table-cell>
          <table:table-cell table:style-name="ce5" office:value-type="float" office:value="1352.99124250127" calcext:value-type="float">
            <text:p>1353.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00018151878043" calcext:value-type="percentage">
            <text:p>50.0%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3" office:value-type="float" office:value="0.56562964911551" calcext:value-type="float">
            <text:p>0.566</text:p>
          </table:table-cell>
          <table:table-cell table:style-name="ce5" office:value-type="float" office:value="1273.00095141754" calcext:value-type="float">
            <text:p>1273.0</text:p>
          </table:table-cell>
        </table:table-row>
        <table:table-row table:style-name="ro2">
          <table:table-cell office:value-type="string" calcext:value-type="string">
            <text:p>forteraiger</text:p>
          </table:table-cell>
          <table:table-cell table:number-columns-repeated="2" office:value-type="float" office:value="1245.93717902159" calcext:value-type="float">
            <text:p>1245.9</text:p>
          </table:table-cell>
          <table:table-cell office:value-type="float" office:value="1255.09901496945" calcext:value-type="float">
            <text:p>125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8681811349244" calcext:value-type="percentage">
            <text:p>48.7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20869919484413" calcext:value-type="float">
            <text:p>0.521</text:p>
          </table:table-cell>
          <table:table-cell office:value-type="float" office:value="1152.46810123104" calcext:value-type="float">
            <text:p>1152.5</text:p>
          </table:table-cell>
        </table:table-row>
        <table:table-row table:style-name="ro2">
          <table:table-cell table:style-name="ce3" office:value-type="string" calcext:value-type="string">
            <text:p>Mokoto</text:p>
          </table:table-cell>
          <table:table-cell table:number-columns-repeated="2" table:style-name="ce5" office:value-type="float" office:value="1163.56804622053" calcext:value-type="float">
            <text:p>1163.6</text:p>
          </table:table-cell>
          <table:table-cell table:style-name="ce5" office:value-type="float" office:value="1095.56226140122" calcext:value-type="float">
            <text:p>1095.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96637187374613" calcext:value-type="percentage">
            <text:p>59.7%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3" office:value-type="float" office:value="0.486435114670433" calcext:value-type="float">
            <text:p>0.486</text:p>
          </table:table-cell>
          <table:table-cell table:style-name="ce5" office:value-type="float" office:value="1087.19848623658" calcext:value-type="float">
            <text:p>1087.2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1813.70013019336" calcext:value-type="float">
            <text:p>1813.7</text:p>
          </table:table-cell>
          <table:table-cell office:value-type="float" office:value="1772.63885323884" calcext:value-type="float">
            <text:p>1772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58818335421525" calcext:value-type="percentage">
            <text:p>55.9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  <table:table-cell office:value-type="float" office:value="0.758225901505355" calcext:value-type="float">
            <text:p>0.758</text:p>
          </table:table-cell>
          <table:table-cell office:value-type="float" office:value="1777.93575672638" calcext:value-type="float">
            <text:p>1777.9</text:p>
          </table:table-cell>
        </table:table-row>
        <table:table-row table:style-name="ro2">
          <table:table-cell table:style-name="ce3" office:value-type="string" calcext:value-type="string">
            <text:p>xRavyn</text:p>
          </table:table-cell>
          <table:table-cell table:number-columns-repeated="2" table:style-name="ce5" office:value-type="float" office:value="1683.55036199448" calcext:value-type="float">
            <text:p>1683.6</text:p>
          </table:table-cell>
          <table:table-cell table:style-name="ce5" office:value-type="float" office:value="1755.53383018161" calcext:value-type="float">
            <text:p>1755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percentage" office:value="0.397864705072329" calcext:value-type="percentage">
            <text:p>39.8%</text:p>
          </table:table-cell>
          <table:table-cell table:style-name="ce7" office:value-type="percentage" office:value="0.5" calcext:value-type="percentage">
            <text:p>50.0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11" office:value-type="float" office:value="1.2567086087948" calcext:value-type="float">
            <text:p>1.26</text:p>
          </table:table-cell>
          <table:table-cell table:style-name="ce11" office:value-type="float" office:value="-1" calcext:value-type="float">
            <text:p>-1.00</text:p>
          </table:table-cell>
          <table:table-cell table:style-name="ce13" office:value-type="float" office:value="0.703816176501483" calcext:value-type="float">
            <text:p>0.704</text:p>
          </table:table-cell>
          <table:table-cell table:style-name="ce5" office:value-type="float" office:value="1690.08702086985" calcext:value-type="float">
            <text:p>1690.1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table:number-columns-repeated="2" office:value-type="float" office:value="1626.54008968689" calcext:value-type="float">
            <text:p>1626.5</text:p>
          </table:table-cell>
          <table:table-cell office:value-type="float" office:value="1600.56424710951" calcext:value-type="float">
            <text:p>1600.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37312745627021" calcext:value-type="percentage">
            <text:p>53.7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1.86111349142303" calcext:value-type="float">
            <text:p>1.86</text:p>
          </table:table-cell>
          <table:table-cell office:value-type="float" office:value="-1" calcext:value-type="float">
            <text:p>-1.00</text:p>
          </table:table-cell>
          <table:table-cell office:value-type="float" office:value="0.679982763030382" calcext:value-type="float">
            <text:p>0.680</text:p>
          </table:table-cell>
          <table:table-cell office:value-type="float" office:value="1656.15207396676" calcext:value-type="float">
            <text:p>1656.2</text:p>
          </table:table-cell>
        </table:table-row>
      </table:table>
      <table:table table:name="Prize Earnings" table:style-name="ta1">
        <table:table-column table:style-name="co5" table:default-cell-style-name="ce2"/>
        <table:table-column table:style-name="co6" table:default-cell-style-name="ce10"/>
        <table:table-column table:style-name="co6" table:default-cell-style-name="ce12"/>
        <table:table-column table:style-name="co6" table:default-cell-style-name="ce2"/>
        <table:table-column table:style-name="co6" table:default-cell-style-name="ce16"/>
        <table:table-column table:style-name="co6" table:default-cell-style-name="ce2"/>
        <table:table-column table:style-name="co6" table:number-columns-repeated="2" table:default-cell-style-name="ce1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Skill Bias</text:p>
          </table:table-cell>
          <table:table-cell table:style-name="ce1" office:value-type="string" calcext:value-type="string">
            <text:p>Participation Factor</text:p>
          </table:table-cell>
          <table:table-cell table:style-name="ce1" office:value-type="string" calcext:value-type="string">
            <text:p>Participation Bias</text:p>
          </table:table-cell>
          <table:table-cell table:style-name="ce1" office:value-type="string" calcext:value-type="string">
            <text:p>Personal Contribution</text:p>
          </table:table-cell>
          <table:table-cell table:style-name="ce1" office:value-type="string" calcext:value-type="string">
            <text:p>Payout Fraction</text:p>
          </table:table-cell>
          <table:table-cell table:style-name="ce1" office:value-type="string" calcext:value-type="string">
            <text:p>Total Payout [$USDC]</text:p>
          </table:table-cell>
        </table:table-row>
        <table:table-row table:style-name="ro2">
          <table:table-cell office:value-type="string" calcext:value-type="string">
            <text:p>thenagraj</text:p>
          </table:table-cell>
          <table:table-cell office:value-type="float" office:value="3.21761969506363" calcext:value-type="float">
            <text:p>3.22</text:p>
          </table:table-cell>
          <table:table-cell office:value-type="float" office:value="0.409247939738001" calcext:value-type="float">
            <text:p>0.409</text:p>
          </table:table-cell>
          <table:table-cell office:value-type="float" office:value="1.25" calcext:value-type="float">
            <text:p>1.25</text:p>
          </table:table-cell>
          <table:table-cell office:value-type="float" office:value="0.0487804878048781" calcext:value-type="float">
            <text:p>0.0488</text:p>
          </table:table-cell>
          <table:table-cell office:value-type="float" office:value="0.75" calcext:value-type="float">
            <text:p>0.75</text:p>
          </table:table-cell>
          <table:table-cell office:value-type="float" office:value="0.109320709833016" calcext:value-type="float">
            <text:p>0.109</text:p>
          </table:table-cell>
          <table:table-cell office:value-type="float" office:value="0.212656275255436" calcext:value-type="float">
            <text:p>0.213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2">
          <table:table-cell table:style-name="ce3" office:value-type="string" calcext:value-type="string">
            <text:p>Hydur</text:p>
          </table:table-cell>
          <table:table-cell table:style-name="ce11" office:value-type="float" office:value="2.09428960636624" calcext:value-type="float">
            <text:p>2.09</text:p>
          </table:table-cell>
          <table:table-cell table:style-name="ce13" office:value-type="float" office:value="0.765858286492412" calcext:value-type="float">
            <text:p>0.766</text:p>
          </table:table-cell>
          <table:table-cell table:style-name="ce3" office:value-type="float" office:value="1.25" calcext:value-type="float">
            <text:p>1.25</text:p>
          </table:table-cell>
          <table:table-cell table:style-name="ce17" office:value-type="float" office:value="0.0487804878048781" calcext:value-type="float">
            <text:p>0.0488</text:p>
          </table:table-cell>
          <table:table-cell table:style-name="ce3" office:value-type="float" office:value="0.75" calcext:value-type="float">
            <text:p>0.75</text:p>
          </table:table-cell>
          <table:table-cell table:style-name="ce13" office:value-type="float" office:value="0.155742399408882" calcext:value-type="float">
            <text:p>0.156</text:p>
          </table:table-cell>
          <table:table-cell table:style-name="ce13" office:value-type="float" office:value="0.302958136735724" calcext:value-type="float">
            <text:p>0.303</text:p>
          </table:table-cell>
          <table:table-cell table:style-name="ce3" office:value-type="float" office:value="13.62" calcext:value-type="float">
            <text:p>13.62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office:value-type="float" office:value="1.68249138136463" calcext:value-type="float">
            <text:p>1.68</text:p>
          </table:table-cell>
          <table:table-cell office:value-type="float" office:value="0.506762010834837" calcext:value-type="float">
            <text:p>0.507</text:p>
          </table:table-cell>
          <table:table-cell office:value-type="float" office:value="1.25" calcext:value-type="float">
            <text:p>1.25</text:p>
          </table:table-cell>
          <table:table-cell office:value-type="float" office:value="0.0609756097560976" calcext:value-type="float">
            <text:p>0.0610</text:p>
          </table:table-cell>
          <table:table-cell office:value-type="float" office:value="0.75" calcext:value-type="float">
            <text:p>0.75</text:p>
          </table:table-cell>
          <table:table-cell office:value-type="float" office:value="0.0882724185023475" calcext:value-type="float">
            <text:p>0.088</text:p>
          </table:table-cell>
          <table:table-cell office:value-type="float" office:value="0.171712054881197" calcext:value-type="float">
            <text:p>0.172</text:p>
          </table:table-cell>
          <table:table-cell office:value-type="float" office:value="8.37" calcext:value-type="float">
            <text:p>8.37</text:p>
          </table:table-cell>
        </table:table-row>
        <table:table-row table:style-name="ro2">
          <table:table-cell table:style-name="ce3" office:value-type="string" calcext:value-type="string">
            <text:p>AngelR</text:p>
          </table:table-cell>
          <table:table-cell table:style-name="ce11" office:value-type="float" office:value="1.54856969864421" calcext:value-type="float">
            <text:p>1.55</text:p>
          </table:table-cell>
          <table:table-cell table:style-name="ce13" office:value-type="float" office:value="1" calcext:value-type="float">
            <text:p>1.000</text:p>
          </table:table-cell>
          <table:table-cell table:style-name="ce3" office:value-type="float" office:value="1.25" calcext:value-type="float">
            <text:p>1.25</text:p>
          </table:table-cell>
          <table:table-cell table:style-name="ce17" office:value-type="float" office:value="0.0487804878048781" calcext:value-type="float">
            <text:p>0.0488</text:p>
          </table:table-cell>
          <table:table-cell table:style-name="ce3" office:value-type="float" office:value="0.75" calcext:value-type="float">
            <text:p>0.75</text:p>
          </table:table-cell>
          <table:table-cell table:style-name="ce13" office:value-type="float" office:value="0.160736816002505" calcext:value-type="float">
            <text:p>0.161</text:p>
          </table:table-cell>
          <table:table-cell table:style-name="ce13" office:value-type="float" office:value="0.312673533127644" calcext:value-type="float">
            <text:p>0.313</text:p>
          </table:table-cell>
          <table:table-cell table:style-name="ce3" office:value-type="float" office:value="14.01" calcext:value-type="float">
            <text:p>14.01</text:p>
          </table:table-cell>
        </table:table-row>
        <table:table-row table:style-name="ro3">
          <table:table-cell table:style-name="ce14" table:number-columns-spanned="9" table:number-rows-spanned="1"/>
          <table:covered-table-cell table:number-columns-repeated="8" table:style-name="Default"/>
        </table:table-row>
        <table:table-row table:style-name="ro2">
          <table:table-cell table:style-name="Default" table:number-columns-repeated="6"/>
          <table:table-cell table:style-name="ce3" office:value-type="string" calcext:value-type="string">
            <text:p>Total Prizes</text:p>
          </table:table-cell>
          <table:table-cell table:style-name="ce2" office:value-type="string" calcext:value-type="string">
            <text:p>[$USD]</text:p>
          </table:table-cell>
          <table:table-cell table:style-name="ce18" office:value-type="string" calcext:value-type="string">
            <text:p>46.01</text:p>
          </table:table-cell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15" office:value-type="string" calcext:value-type="string" table:number-columns-spanned="9" table:number-rows-spanned="1">
            <text:p>NOTE: Total Payout does not align with Payout Fraction unless USDC $1.50 is subtracted from each. This is the “transaction credit” applied to each winner, since winners now pay transaction fees.</text:p>
          </table:table-cell>
          <table:covered-table-cell table:number-columns-repeated="8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13" number:min-decimal-places="13" number:min-integer-digits="1"/>
    </number:number-style>
    <number:number-style style:name="N143">
      <number:number number:decimal-places="12" number:min-decimal-places="12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9:59:03.394613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1-30T10:49:05.765821645</dc:date>
    <meta:editing-duration>PT50M13S</meta:editing-duration>
    <meta:editing-cycles>8</meta:editing-cycles>
    <meta:document-statistic meta:table-count="2" meta:cell-count="589" meta:object-count="0"/>
  </office:meta>
</office:document-meta>
</file>